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25bb" officeooo:paragraph-rsid="000c25bb" style:font-size-asian="16pt" style:font-size-complex="16pt"/>
    </style:style>
    <style:style style:name="P2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font-name="Cantarell Extra Bold"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Gayathri Thin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RESUME</text:span></text:p>
      <text:p text:style-name="P1"/>
      <text:p text:style-name="P1"/>
      <text:p text:style-name="P1"/>
      <text:p text:style-name="Text_20_body">Name : Anusree Satheesh</text:p>
      <text:p text:style-name="Text_20_body">Age : 18</text:p>
      <text:p text:style-name="Text_20_body">gender : Female</text:p>
      <text:p text:style-name="Text_20_body">Address : Kasaragod,Kerala</text:p>
      <text:p text:style-name="Text_20_body">Occupation : Undergraduate student ,Btech in Electronics and Biomedical engineering <text:s/></text:p>
      <text:p text:style-name="Text_20_body">Institution : Ad shankara Institute of engineering and Technology</text:p>
      <text:p text:style-name="Text_20_body">Date Of Birth : 06 July 2006</text:p>
      <text:p text:style-name="Text_20_body">Email : <text:a xlink:type="simple" xlink:href="mailto:anusree@gmail.com" text:style-name="Internet_20_link" text:visited-style-name="Visited_20_Internet_20_Link">anusree@gmail.com</text:a></text:p>
      <text:p text:style-name="Text_20_body">Language : Fluent in malayalam &amp; english and elementary in tamil &amp; hind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5:02.785522390</meta:creation-date>
    <dc:date>2025-03-21T11:15:06.411945720</dc:date>
    <meta:editing-duration>PT10M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6" meta:character-count="354" meta:non-whitespace-character-count="305"/>
  </office:meta>
</office:document-meta>
</file>